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09351508" text:style-name="L1">
        <text:list-item>
          <text:p text:style-name="P1">CPU time with matrix size 1000 = 3.5344607 seconds</text:p>
        </text:list-item>
        <text:list-item>
          <text:p text:style-name="P1">CPU time with matrix size 1500 = 11.9745888 seconds</text:p>
        </text:list-item>
        <text:list-item>
          <text:p text:style-name="P1">CPU time with matrix size 2000 = 28.3509205 seconds</text:p>
        </text:list-item>
        <text:list-item>
          <text:p text:style-name="P1">CPU time with matrix size 2500 = 55.2208398 seconds</text:p>
        </text:list-item>
        <text:list-item>
          <text:p text:style-name="P1">CPU time with matrix size 3000 = 95.2633525 seconds</text:p>
        </text:list-item>
        <text:list-item>
          <text:p text:style-name="P1">CPU time with matrix size 3500 = 151.0627896 seconds</text:p>
        </text:list-item>
        <text:list-item>
          <text:p text:style-name="P1">CPU time with matrix size 1000 = 3.5180982 seconds</text:p>
        </text:list-item>
        <text:list-item>
          <text:p text:style-name="P1">CPU time with matrix size 1500 = 11.9852918 seconds</text:p>
        </text:list-item>
        <text:list-item>
          <text:p text:style-name="P1">CPU time with matrix size 2000 = 28.3463190 seconds</text:p>
        </text:list-item>
        <text:list-item>
          <text:p text:style-name="P1">CPU time with matrix size 2500 = 55.2198684 seconds</text:p>
        </text:list-item>
        <text:list-item>
          <text:p text:style-name="P1">CPU time with matrix size 3000 = 95.2558415 seconds</text:p>
        </text:list-item>
        <text:list-item>
          <text:p text:style-name="P1">CPU time with matrix size 3500 = 151.0425157 seconds</text:p>
        </text:list-item>
        <text:list-item>
          <text:p text:style-name="P1">CPU time with matrix size 1000 = 3.5158129 seconds</text:p>
        </text:list-item>
        <text:list-item>
          <text:p text:style-name="P1">CPU time with matrix size 1500 = 11.9769215 seconds</text:p>
        </text:list-item>
        <text:list-item>
          <text:p text:style-name="P1">CPU time with matrix size 2000 = 28.3502847 seconds</text:p>
        </text:list-item>
        <text:list-item>
          <text:p text:style-name="P1">CPU time with matrix size 2500 = 55.2507128 seconds</text:p>
        </text:list-item>
        <text:list-item>
          <text:p text:style-name="P1">CPU time with matrix size 3000 = 95.2389167 seconds</text:p>
        </text:list-item>
        <text:list-item>
          <text:p text:style-name="P1">CPU time with matrix size 3500 = 150.9943713 seconds</text:p>
        </text:list-item>
        <text:list-item>
          <text:p text:style-name="P1">CPU time with matrix size 1000 = 3.5320381 seconds</text:p>
        </text:list-item>
        <text:list-item>
          <text:p text:style-name="P1">CPU time with matrix size 1500 = 11.9951385 seconds</text:p>
        </text:list-item>
        <text:list-item>
          <text:p text:style-name="P1">CPU time with matrix size 2000 = 28.3391004 seconds</text:p>
        </text:list-item>
        <text:list-item>
          <text:p text:style-name="P1">CPU time with matrix size 2500 = 55.2262496 seconds</text:p>
        </text:list-item>
        <text:list-item>
          <text:p text:style-name="P1">CPU time with matrix size 3000 = 95.2115966 seconds</text:p>
        </text:list-item>
        <text:list-item>
          <text:p text:style-name="P1">CPU time with matrix size 3500 = 151.0319356 seconds</text:p>
        </text:list-item>
        <text:list-item>
          <text:p text:style-name="P1">CPU time with matrix size 1000 = 3.5142799 seconds</text:p>
        </text:list-item>
        <text:list-item>
          <text:p text:style-name="P1">CPU time with matrix size 1500 = 11.9774680 seconds</text:p>
        </text:list-item>
        <text:list-item>
          <text:p text:style-name="P1">CPU time with matrix size 2000 = 28.3382615 seconds</text:p>
        </text:list-item>
        <text:list-item>
          <text:p text:style-name="P1">CPU time with matrix size 2500 = 55.2184224 seconds</text:p>
        </text:list-item>
        <text:list-item>
          <text:p text:style-name="P1">CPU time with matrix size 3000 = 95.2500194 seconds</text:p>
        </text:list-item>
        <text:list-item>
          <text:p text:style-name="P1">CPU time with matrix size 3500 = 150.9769135 seconds</text:p>
        </text:list-item>
        <text:list-item>
          <text:p text:style-name="P1">CPU time with matrix size 1000 = 3.5310114 seconds</text:p>
        </text:list-item>
        <text:list-item>
          <text:p text:style-name="P1">CPU time with matrix size 1500 = 11.9804245 seconds</text:p>
        </text:list-item>
        <text:list-item>
          <text:p text:style-name="P1">CPU time with matrix size 2000 = 28.3511535 seconds</text:p>
        </text:list-item>
        <text:list-item>
          <text:p text:style-name="P1">CPU time with matrix size 2500 = 55.2175748 seconds</text:p>
        </text:list-item>
        <text:list-item>
          <text:p text:style-name="P1">CPU time with matrix size 3000 = 95.2920847 seconds</text:p>
        </text:list-item>
        <text:list-item>
          <text:p text:style-name="P1">CPU time with matrix size 3500 = 151.0984049 seconds</text:p>
        </text:list-item>
        <text:list-item>
          <text:p text:style-name="P1">CPU time with matrix size 1000 = 3.5171658 seconds</text:p>
        </text:list-item>
        <text:list-item>
          <text:p text:style-name="P1">CPU time with matrix size 1500 = 11.9785709 seconds</text:p>
        </text:list-item>
        <text:list-item>
          <text:p text:style-name="P1">CPU time with matrix size 2000 = 28.3314523 seconds</text:p>
        </text:list-item>
        <text:list-item>
          <text:p text:style-name="P1">CPU time with matrix size 2500 = 55.2191842 seconds</text:p>
        </text:list-item>
        <text:list-item>
          <text:p text:style-name="P1">CPU time with matrix size 3000 = 95.2692302 seconds</text:p>
        </text:list-item>
        <text:list-item>
          <text:p text:style-name="P1">CPU time with matrix size 3500 = 151.1145169 seconds</text:p>
        </text:list-item>
        <text:list-item>
          <text:p text:style-name="P1">CPU time with matrix size 1000 = 3.5230174 seconds</text:p>
        </text:list-item>
        <text:list-item>
          <text:p text:style-name="P1">CPU time with matrix size 1500 = 12.0073274 seconds</text:p>
        </text:list-item>
        <text:list-item>
          <text:p text:style-name="P1">CPU time with matrix size 2000 = 28.3505746 seconds</text:p>
        </text:list-item>
        <text:list-item>
          <text:p text:style-name="P1">CPU time with matrix size 2500 = 55.2389842 seconds</text:p>
        </text:list-item>
        <text:list-item>
          <text:p text:style-name="P1">CPU time with matrix size 3000 = 112.6162468 seconds</text:p>
        </text:list-item>
        <text:list-item>
          <text:p text:style-name="P1">CPU time with matrix size 3500 = 151.0854651 seconds</text:p>
        </text:list-item>
        <text:list-item>
          <text:p text:style-name="P1">CPU time with matrix size 1000 = 3.5215648 seconds</text:p>
        </text:list-item>
        <text:list-item>
          <text:p text:style-name="P1">CPU time with matrix size 1500 = 11.9815358 seconds</text:p>
        </text:list-item>
        <text:list-item>
          <text:p text:style-name="P1">CPU time with matrix size 2000 = 28.3371853 seconds</text:p>
        </text:list-item>
        <text:list-item>
          <text:p text:style-name="P1">CPU time with matrix size 2500 = 55.2216872 seconds</text:p>
        </text:list-item>
        <text:list-item>
          <text:p text:style-name="P1">CPU time with matrix size 3000 = 95.2792353 seconds</text:p>
        </text:list-item>
        <text:list-item>
          <text:p text:style-name="P1">CPU time with matrix size 3500 = 151.1160011 seconds</text:p>
        </text:list-item>
        <text:list-item>
          <text:p text:style-name="P1">CPU time with matrix size 1000 = 3.5235718 seconds</text:p>
        </text:list-item>
        <text:list-item>
          <text:p text:style-name="P1">CPU time with matrix size 1500 = 11.9882961 seconds</text:p>
        </text:list-item>
        <text:list-item>
          <text:p text:style-name="P1">CPU time with matrix size 2000 = 28.3421324 seconds</text:p>
        </text:list-item>
        <text:list-item>
          <text:p text:style-name="P1">CPU time with matrix size 2500 = 55.2216394 seconds</text:p>
        </text:list-item>
        <text:list-item>
          <text:p text:style-name="P1">CPU time with matrix size 3000 = 95.2462173 seconds</text:p>
        </text:list-item>
        <text:list-item>
          <text:p text:style-name="P1"><text:soft-page-break/>CPU time with matrix size 3500 = 151.0456563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4T19:17:51.685204970</dc:date>
    <meta:editing-duration>PT46S</meta:editing-duration>
    <meta:editing-cycles>1</meta:editing-cycles>
    <meta:document-statistic meta:table-count="0" meta:image-count="0" meta:object-count="0" meta:page-count="2" meta:paragraph-count="60" meta:word-count="600" meta:character-count="3232" meta:non-whitespace-character-count="2752"/>
    <meta:generator>LibreOffice/7.3.7.2$Linux_X86_64 LibreOffice_project/30$Build-2</meta:generator>
  </office:meta>
</office:document-meta>
</file>